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tyStats.getPrecisionAt( int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lityStats.format( String s , int min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lityStats.getRecall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allPoint.get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allPoint.getR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getM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getMaxGoo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QualityStats( double maxGoodPoints , long search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lityStats.average( QualityStats [ ] sta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QualityStats.log( String title , int paddLines , PrintWriter logger , String prefi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QualityStats.getSearch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getNumGoo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getAv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get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getNum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Stats.getDocNamesExtrac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allPoint.RecallPoint( int rank , double re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lityStats.addResult( int n , boolean isRelevant , long docNameExtractTi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alityStats.fracFormat( String fr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